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ourier New" svg:font-family="'Courier New'" style:font-pitch="variable"/>
    <style:font-face style:name="Courier New1" svg:font-family="'Courier New'" style:font-family-generic="modern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OpenSymbol" svg:font-family="OpenSymbol, 'Arial Unicode MS'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18.785cm" fo:margin-left="-0.191cm" table:align="left" style:writing-mode="lr-tb"/>
    </style:style>
    <style:style style:name="Table1.A" style:family="table-column">
      <style:table-column-properties style:column-width="9.922cm"/>
    </style:style>
    <style:style style:name="Table1.B" style:family="table-column">
      <style:table-column-properties style:column-width="8.86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 Light" fo:font-weight="bold" style:font-weight-asian="bold" style:font-name-complex="Calibri Light"/>
    </style:style>
    <style:style style:name="P2" style:family="paragraph" style:parent-style-name="Standard">
      <style:paragraph-properties fo:margin-top="0cm" fo:margin-bottom="0cm" style:contextual-spacing="false" style:line-height-at-least="0.176cm" fo:text-align="center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fo:color="#000000" loext:opacity="100%" style:font-name="Calibri Light" style:font-name-asian="Times New Roman" style:language-asian="en" style:country-asian="GB" style:font-name-complex="Calibri Light"/>
    </style:style>
    <style:style style:name="P3" style:family="paragraph" style:parent-style-name="Standard">
      <style:paragraph-properties fo:margin-top="0cm" fo:margin-bottom="0cm" style:contextual-spacing="false" style:line-height-at-least="0.176cm" fo:text-align="center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style:use-window-font-color="true" loext:opacity="0%" style:font-name="Calibri Light" fo:font-weight="normal" style:font-name-asian="Times New Roman" style:language-asian="en" style:country-asian="GB" style:font-weight-asian="normal" style:font-name-complex="Calibri Light" style:font-weight-complex="normal"/>
    </style:style>
    <style:style style:name="P4" style:family="paragraph" style:parent-style-name="Standard">
      <style:paragraph-properties fo:margin-top="0cm" fo:margin-bottom="0cm" style:contextual-spacing="false" style:line-height-at-least="0.176cm" fo:text-align="center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fo:color="#595959" loext:opacity="100%" style:language-asian="en" style:country-asian="GB"/>
    </style:style>
    <style:style style:name="P5" style:family="paragraph" style:parent-style-name="Standard">
      <style:paragraph-properties fo:margin-top="0cm" fo:margin-bottom="0cm" style:contextual-spacing="false" style:line-height-at-least="0.176cm" fo:text-align="center" style:justify-single-word="false"/>
      <style:text-properties fo:color="#595959" loext:opacity="100%" style:text-underline-style="none" officeooo:paragraph-rsid="001df751" style:language-asian="en" style:country-asian="GB"/>
    </style:style>
    <style:style style:name="P6" style:family="paragraph" style:parent-style-name="Standard">
      <style:paragraph-properties fo:margin-top="0cm" fo:margin-bottom="0cm" style:contextual-spacing="false" style:line-height-at-least="0.176cm" fo:text-align="start" style:justify-single-word="false"/>
      <style:text-properties fo:color="#595959" loext:opacity="100%" style:text-underline-style="none" officeooo:paragraph-rsid="001df751" style:language-asian="en" style:country-asian="GB"/>
    </style:style>
    <style:style style:name="P7" style:family="paragraph" style:parent-style-name="Standard">
      <style:paragraph-properties>
        <style:tab-stops>
          <style:tab-stop style:position="3.44cm"/>
        </style:tab-stops>
      </style:paragraph-properties>
      <style:text-properties officeooo:paragraph-rsid="001df751"/>
    </style:style>
    <style:style style:name="P8" style:family="paragraph" style:parent-style-name="Standard">
      <style:text-properties fo:color="#07828c" loext:opacity="100%" style:text-line-through-style="none" style:text-line-through-type="none" style:font-name="Calibri Light" style:text-underline-style="none" officeooo:paragraph-rsid="001df751" style:font-name-asian="Times New Roman" style:language-asian="en" style:country-asian="GB" style:font-name-complex="Calibri Light"/>
    </style:style>
    <style:style style:name="P9" style:family="paragraph" style:parent-style-name="List_20_Paragraph" style:list-style-name="WW8Num2">
      <style:paragraph-properties fo:margin-top="0cm" fo:margin-bottom="0.164cm" style:contextual-spacing="false" style:line-height-at-least="0.176cm"/>
      <style:text-properties fo:color="#000000" loext:opacity="100%" style:font-name="Calibri Light" style:font-name-asian="Times New Roman" style:language-asian="en" style:country-asian="GB" style:font-name-complex="Calibri Light"/>
    </style:style>
    <style:style style:name="P10" style:family="paragraph" style:parent-style-name="Standard">
      <style:paragraph-properties fo:margin-top="0cm" fo:margin-bottom="0.164cm" style:contextual-spacing="false" style:line-height-at-least="0.176cm"/>
    </style:style>
    <style:style style:name="P11" style:family="paragraph" style:parent-style-name="Standard">
      <style:paragraph-properties fo:margin-top="0cm" fo:margin-bottom="0.164cm" style:contextual-spacing="false" style:line-height-at-least="0.176cm"/>
      <style:text-properties fo:color="#07828c" loext:opacity="100%" style:font-name="Calibri Light" style:font-name-asian="Times New Roman" style:language-asian="en" style:country-asian="GB" style:font-name-complex="Calibri Light"/>
    </style:style>
    <style:style style:name="P12" style:family="paragraph" style:parent-style-name="Standard">
      <style:text-properties style:font-name="Calibri Light" style:language-asian="en" style:country-asian="GB" style:font-name-complex="Calibri Light"/>
    </style:style>
    <style:style style:name="P13" style:family="paragraph" style:parent-style-name="Standard" style:list-style-name="WW8Num2">
      <style:text-properties style:font-name="Calibri Light" style:language-asian="en" style:country-asian="GB" style:font-name-complex="Calibri Light"/>
    </style:style>
    <style:style style:name="P14" style:family="paragraph" style:parent-style-name="List_20_Paragraph" style:list-style-name="WW8Num2"/>
    <style:style style:name="P15" style:family="paragraph" style:parent-style-name="List_20_Paragraph" style:list-style-name="WW8Num2">
      <style:text-properties style:use-window-font-color="true" loext:opacity="0%"/>
    </style:style>
    <style:style style:name="P16" style:family="paragraph" style:parent-style-name="List_20_Paragraph">
      <style:paragraph-properties fo:margin-left="1.341cm" fo:margin-right="0cm"/>
      <style:text-properties style:font-name="Calibri Light" style:language-asian="en" style:country-asian="GB" style:font-name-complex="Calibri Light"/>
    </style:style>
    <style:style style:name="P17" style:family="paragraph" style:parent-style-name="List_20_Paragraph" style:list-style-name="WW8Num2">
      <style:text-properties style:font-name="Calibri Light" style:language-asian="en" style:country-asian="GB" style:font-name-complex="Calibri Light"/>
    </style:style>
    <style:style style:name="P18" style:family="paragraph" style:parent-style-name="Standard">
      <style:paragraph-properties fo:margin-top="0cm" fo:margin-bottom="0cm" style:contextual-spacing="false"/>
      <style:text-properties style:font-name="Calibri Light" fo:font-weight="bold" style:font-weight-asian="bold" style:font-name-complex="Calibri Light"/>
    </style:style>
    <style:style style:name="P19" style:family="paragraph" style:parent-style-name="No_20_Spacing">
      <style:text-properties style:font-name="Calibri Light" style:language-asian="en" style:country-asian="GB" style:font-name-complex="Calibri Light"/>
    </style:style>
    <style:style style:name="P20" style:family="paragraph" style:parent-style-name="Standard">
      <style:paragraph-properties fo:margin-top="0cm" fo:margin-bottom="0.164cm" style:contextual-spacing="false" style:line-height-at-least="0.176cm"/>
      <style:text-properties fo:color="#000000" loext:opacity="100%" style:font-name="Calibri Light" officeooo:paragraph-rsid="001dbd95" style:font-name-asian="Times New Roman" style:language-asian="en" style:country-asian="GB" style:font-name-complex="Calibri Light"/>
    </style:style>
    <style:style style:name="P21" style:family="paragraph" style:parent-style-name="Standard">
      <style:paragraph-properties fo:margin-top="0cm" fo:margin-bottom="0.164cm" style:contextual-spacing="false" style:line-height-at-least="0.176cm"/>
      <style:text-properties fo:color="#000000" loext:opacity="100%"/>
    </style:style>
    <style:style style:name="P22" style:family="paragraph" style:parent-style-name="Standard">
      <style:paragraph-properties fo:margin-top="0cm" fo:margin-bottom="0.164cm" style:contextual-spacing="false" style:line-height-at-least="0.176cm"/>
      <style:text-properties fo:color="#000000" loext:opacity="100%" style:font-name="Calibri Light" style:font-name-asian="Times New Roman" style:language-asian="en" style:country-asian="GB" style:font-name-complex="Calibri Light"/>
    </style:style>
    <style:style style:name="P23" style:family="paragraph" style:parent-style-name="No_20_Spacing">
      <style:text-properties fo:color="#000000" loext:opacity="100%" style:language-asian="en" style:country-asian="GB"/>
    </style:style>
    <style:style style:name="P24" style:family="paragraph" style:parent-style-name="Standard">
      <style:paragraph-properties fo:margin-top="0cm" fo:margin-bottom="0.005cm" style:contextual-spacing="false" style:line-height-at-least="0.176cm"/>
      <style:text-properties fo:color="#424242" loext:opacity="100%" style:font-name="Calibri Light" style:font-name-asian="Times New Roman" style:language-asian="en" style:country-asian="GB" style:font-name-complex="Calibri Light"/>
    </style:style>
    <style:style style:name="P25" style:family="paragraph" style:parent-style-name="Standard">
      <style:paragraph-properties fo:margin-top="0cm" fo:margin-bottom="0.138cm" style:contextual-spacing="false" style:line-height-at-least="0.176cm"/>
      <style:text-properties fo:color="#07828c" loext:opacity="100%" style:font-name="Calibri Light" style:font-name-asian="Times New Roman" style:language-asian="en" style:country-asian="GB" style:font-name-complex="Calibri Light"/>
    </style:style>
    <style:style style:name="P26" style:family="paragraph" style:parent-style-name="Standard">
      <style:paragraph-properties style:line-height-at-least="0.176cm"/>
      <style:text-properties fo:color="#000000" loext:opacity="100%" style:font-name="Calibri Light" style:font-name-asian="Times New Roman" style:language-asian="en" style:country-asian="GB" style:font-name-complex="Calibri Light"/>
    </style:style>
    <style:style style:name="T1" style:family="text">
      <style:text-properties officeooo:rsid="001c1b99"/>
    </style:style>
    <style:style style:name="T2" style:family="text">
      <style:text-properties officeooo:rsid="001dbd95"/>
    </style:style>
    <style:style style:name="T3" style:family="text">
      <style:text-properties officeooo:rsid="001df751"/>
    </style:style>
    <style:style style:name="T4" style:family="text">
      <style:text-properties style:font-name="Calibri Light" style:font-name-complex="Calibri Light"/>
    </style:style>
    <style:style style:name="T5" style:family="text">
      <style:text-properties fo:color="#000000" loext:opacity="100%" style:font-name="Calibri Light" style:language-asian="en" style:country-asian="GB" style:font-name-complex="Calibri Light"/>
    </style:style>
    <style:style style:name="T6" style:family="text">
      <style:text-properties fo:color="#000000" loext:opacity="100%" style:font-name="Calibri Light" officeooo:rsid="0025db6d" style:language-asian="en" style:country-asian="GB" style:font-name-complex="Calibri Light"/>
    </style:style>
    <style:style style:name="T7" style:family="text">
      <style:text-properties fo:color="#000000" loext:opacity="100%" style:text-line-through-style="none" style:text-line-through-type="none" style:font-name="Calibri Light" style:text-underline-style="none" style:language-asian="en" style:country-asian="GB" style:font-name-complex="Calibri Light"/>
    </style:style>
    <style:style style:name="T8" style:family="text">
      <style:text-properties fo:color="#000000" loext:opacity="100%" style:font-name="Calibri Light" style:font-name-asian="Times New Roman" style:language-asian="en" style:country-asian="GB" style:font-name-complex="Calibri Light"/>
    </style:style>
    <style:style style:name="T9" style:family="text">
      <style:text-properties fo:color="#00a933" loext:opacity="100%"/>
    </style:style>
    <style:style style:name="T10" style:family="text">
      <style:text-properties style:use-window-font-color="true" loext:opacity="0%" officeooo:rsid="001e540f"/>
    </style:style>
    <style:style style:name="T11" style:family="text">
      <style:text-properties style:font-name="Calibri Light" style:language-asian="en" style:country-asian="GB" style:font-name-complex="Calibri Light"/>
    </style:style>
    <style:style style:name="T12" style:family="text">
      <style:text-properties style:use-window-font-color="true" loext:opacity="0%"/>
    </style:style>
    <style:style style:name="T13" style:family="text">
      <style:text-properties style:font-name="Calibri Light" style:font-name-asian="Calibri Light" style:language-asian="en" style:country-asian="GB" style:font-name-complex="Calibri Light"/>
    </style:style>
    <style:style style:name="T14" style:family="text">
      <style:text-properties style:font-name="Calibri Light" fo:background-color="transparent" loext:char-shading-value="0" style:font-name-asian="Calibri Light" style:language-asian="en" style:country-asian="GB" style:font-name-complex="Calibri Light"/>
    </style:style>
    <style:style style:name="T15" style:family="text">
      <style:text-properties style:font-name="Calibri Light" officeooo:rsid="00244933" fo:background-color="transparent" loext:char-shading-value="0" style:font-name-asian="Calibri Light" style:language-asian="en" style:country-asian="GB" style:font-name-complex="Calibri Light"/>
    </style:style>
    <style:style style:name="T16" style:family="text">
      <style:text-properties style:use-window-font-color="true" loext:opacity="0%" style:font-name="Calibri Light" style:language-asian="en" style:country-asian="GB" style:font-name-complex="Calibri Light"/>
    </style:style>
    <style:style style:name="T17" style:family="text">
      <style:text-properties style:use-window-font-color="true" loext:opacity="0%" style:font-name="Calibri Light" officeooo:rsid="001e540f" style:language-asian="en" style:country-asian="GB" style:font-name-complex="Calibri Light"/>
    </style:style>
    <style:style style:name="T18" style:family="text">
      <style:text-properties style:font-name="Calibri Light" officeooo:rsid="001df751" style:language-asian="en" style:country-asian="GB" style:font-name-complex="Calibri Light"/>
    </style:style>
    <style:style style:name="T19" style:family="text">
      <style:text-properties style:font-name="Calibri Light" fo:font-weight="bold" style:font-weight-asian="bold" style:font-name-complex="Calibri Light"/>
    </style:style>
    <style:style style:name="T20" style:family="text">
      <style:text-properties fo:color="#07828c" loext:opacity="100%" style:font-name="Calibri Light" style:font-name-asian="Times New Roman" style:language-asian="en" style:country-asian="GB" style:font-name-complex="Calibri Ligh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enno</text:span> Kramer</text:p>
      <text:p text:style-name="P2">Birchington, Kent | mennockramer@gmail.com | github.com/mennockramer</text:p>
      <text:p text:style-name="P3"><text:span text:style-name="T2">l</text:span>inkedin.com/in/mennockramer</text:p>
      <text:p text:style-name="P4"/>
      <text:p text:style-name="P5"/>
      <text:p text:style-name="P6"><text:span text:style-name="T3">Pe</text:span><text:span text:style-name="T4">rsonal Profile </text:span></text:p>
      <text:p text:style-name="P7"><text:span text:style-name="T5">I am a</text:span><text:span text:style-name="T6">n</text:span><text:span text:style-name="T5"> </text:span><text:span text:style-name="T6">award-nominated</text:span><text:span text:style-name="T5"> developer, </text:span><text:span text:style-name="T6">skilled in Ruby on Rails,</text:span><text:span text:style-name="T5"> with experience working on large and technical applications. I have proven ability to work with outside APIs in a variety of situations with complex and detailed requirements. I enjoy building software solutions</text:span><text:span text:style-name="T7"> to difficult problems, particularly when that bridges between applications. I am looking for a role where I can continue to flourish and expand my skill set.</text:span></text:p>
      <text:p text:style-name="P8">KEY SKILLS</text:p>
      <text:list text:style-name="WW8Num2">
        <text:list-item>
          <text:p text:style-name="P9" loext:marker-style-name="T8">Proficient with Ruby (On Rails) and associated HTML<text:span text:style-name="T8"/></text:p>
        </text:list-item>
        <text:list-item>
          <text:p text:style-name="P9" loext:marker-style-name="T8">Experience with Java, Python and CSS,<text:span text:style-name="T9"> </text:span><text:span text:style-name="T10">as well as both Git and SVN</text:span></text:p>
        </text:list-item>
        <text:list-item>
          <text:p text:style-name="P9">Problem solver and application of solutions in a live environment</text:p>
        </text:list-item>
      </text:list>
      <text:p text:style-name="P10"/>
      <text:p text:style-name="P11">EMPLOYMENT <text:s/> </text:p>
      <text:p text:style-name="P12">October 2023 – <text:s/>Present<text:span text:style-name="T11"/></text:p>
      <text:list text:continue-numbering="true" text:style-name="WW8Num2">
        <text:list-item>
          <text:p text:style-name="P13" loext:marker-style-name="T11">Career break<text:span text:style-name="T11"/></text:p>
        </text:list-item>
        <text:list-item>
          <text:p text:style-name="P13" loext:marker-style-name="T11"><text:span text:style-name="T10">Volunteered as tech support</text:span><text:span text:style-name="T12"> </text:span><text:span text:style-name="T10">locally </text:span><text:span text:style-name="T12">as well as work</text:span>ing on personal projects</text:p>
        </text:list-item>
        <text:list-item>
          <text:p text:style-name="P13">Sought employment in my field <text:s/></text:p>
        </text:list-item>
      </text:list>
      <text:p text:style-name="Standard"/>
      <text:p text:style-name="P12">Developer |Elysium Ltd. <text:s/><text:span text:style-name="T11"/></text:p>
      <text:p text:style-name="P12">February 2022 – October 2023 <text:span text:style-name="T11"/></text:p>
      <text:list text:continue-numbering="true" text:style-name="WW8Num2">
        <text:list-item>
          <text:p text:style-name="P14" loext:marker-style-name="T11"><text:span text:style-name="T13"><text:s/></text:span><text:span text:style-name="T11">Ruby on Rails development across several clients</text:span></text:p>
        </text:list-item>
        <text:list-item>
          <text:p text:style-name="P15"><text:span text:style-name="T14"><text:s/></text:span><text:span text:style-name="T15">Led implementation of</text:span><text:span text:style-name="T11"> a modular questionnaire system</text:span></text:p>
        </text:list-item>
        <text:list-item>
          <text:p text:style-name="P14" loext:marker-style-name="T11"><text:span text:style-name="T16"><text:s/></text:span><text:span text:style-name="T17">Continuous updates to various projects,</text:span><text:span text:style-name="T16"> incl</text:span><text:span text:style-name="T11">uding vulnerability audit</text:span><text:span text:style-name="T18">s</text:span></text:p>
        </text:list-item>
      </text:list>
      <text:p text:style-name="P16"/>
      <text:p text:style-name="P12">Online Manager |The Edge, Southampton University <text:s/><text:span text:style-name="T11"/></text:p>
      <text:p text:style-name="P12">November 2019 – April 2021 <text:span text:style-name="T11"/></text:p>
      <text:list text:continue-numbering="true" text:style-name="WW8Num2">
        <text:list-item>
          <text:p text:style-name="P14" loext:marker-style-name="T11"><text:span text:style-name="T13"><text:s/></text:span><text:span text:style-name="T11">Website maintenance and update, including a full overhaul of user registration</text:span></text:p>
        </text:list-item>
        <text:list-item>
          <text:p text:style-name="P14" loext:marker-style-name="T11"><text:span text:style-name="T13"><text:s/></text:span><text:span text:style-name="T11">Implementation of a dark mode plugin, with custom CSS elements</text:span></text:p>
        </text:list-item>
        <text:list-item>
          <text:p text:style-name="P17" loext:marker-style-name="T11">The Edge nominated for Best Website and Best Overall Digital Media in Student Publication Association Awards 2021<text:span text:style-name="T11"/></text:p>
        </text:list-item>
      </text:list>
      <text:p text:style-name="P16"/>
      <text:p text:style-name="P12">Intern |Cummins Power Generation <text:s/><text:span text:style-name="T11"/></text:p>
      <text:p text:style-name="P12">July 2015<text:span text:style-name="T11"/></text:p>
      <text:list text:continue-numbering="true" text:style-name="WW8Num2">
        <text:list-item>
          <text:p text:style-name="P14" loext:marker-style-name="T11"><text:span text:style-name="T13"><text:s/></text:span><text:span text:style-name="T11">Pruning, transfer between database systems and organisation of documents</text:span></text:p>
        </text:list-item>
        <text:list-item>
          <text:p text:style-name="P14" loext:marker-style-name="T19"><text:span text:style-name="T13"><text:s text:c="2"/></text:span><text:span text:style-name="T11">Assisted in creation of an Issue and Solution Tool in a stand-alone program</text:span></text:p>
        </text:list-item>
      </text:list>
      <text:p text:style-name="P18"><text:tab/><text:tab/><text:span text:style-name="T20"/></text:p>
      <text:p text:style-name="P11"><text:soft-page-break/>EDUCATION  </text:p>
      <text:p text:style-name="P19">BSc Computer Science, University of Southampton| September 2018 – July 2021<text:span text:style-name="T11"/></text:p>
      <text:p text:style-name="P19">2:1 / Second Class Honours (Upper Division)<text:span text:style-name="T11"/></text:p>
      <text:p text:style-name="P19">Dissertation: Cross Platform Barcode Reading-based Shopping List <text:span text:style-name="T11"/></text:p>
      <text:p text:style-name="P19">Notable Modules: <text:s/>Advanced Computer Networks, Security of Cyber Physical Systems, Engineering Management and Law, Computer Vision, Game Design and Development, Computer Systems II (Embedded Systems)<text:span text:style-name="T11"/></text:p>
      <text:p text:style-name="P19"/>
      <text:p text:style-name="P19">A Levels| 2016 – 2018</text:p>
      <text:p text:style-name="No_20_Spacing"/>
      <text:p text:style-name="P19">Physics – A<text:span text:style-name="T11"/></text:p>
      <text:p text:style-name="P19">Chemistry – B<text:span text:style-name="T11"/></text:p>
      <text:p text:style-name="P19">Computer Science – B<text:span text:style-name="T11"/></text:p>
      <text:p text:style-name="P19">Maths – A<text:span text:style-name="T11"/></text:p>
      <text:p text:style-name="P19">Further Maths – D</text:p>
      <text:p text:style-name="No_20_Spacing"/>
      <text:p text:style-name="P19">GCSEs| 2014 – 2016<text:span text:style-name="T11"/></text:p>
      <text:p text:style-name="P19">3 A*<text:span text:style-name="T11"/></text:p>
      <text:p text:style-name="P19">5 A<text:span text:style-name="T11"/></text:p>
      <text:p text:style-name="P19">2 C</text:p>
      <text:p text:style-name="No_20_Spacing"/>
      <text:p text:style-name="P11">PERSONAL PROJECTS<text:span text:style-name="T8"/></text:p>
      <text:p text:style-name="P20">Subc<text:span text:style-name="T1">l</text:span>assCommands <text:span text:style-name="T2">(2025)</text:span></text:p>
      <text:p text:style-name="P20"><text:span text:style-name="T1">Python script </text:span>to match the colours of external lighting elements to a<text:span text:style-name="T1"> game element readable from its API</text:span></text:p>
      <text:p text:style-name="P21"/>
      <text:p text:style-name="P22">Restiny <text:span text:style-name="T2">(2024)</text:span></text:p>
      <text:p text:style-name="P22">API <text:span text:style-name="T1">Wrapper</text:span> for game Destiny 2 written in Ruby, removing the need for manual request construction</text:p>
      <text:p text:style-name="P21"/>
      <text:p text:style-name="P20">DestinyCalendar <text:span text:style-name="T2">(2023)</text:span></text:p>
      <text:p text:style-name="P20">A graphical representation of activities within game Destiny 2, drawing from the game’<text:span text:style-name="T1">s</text:span> API</text:p>
      <text:p text:style-name="P21"/>
      <text:p text:style-name="P22">MQTTHardwareInfo <text:span text:style-name="T2">(2022)</text:span></text:p>
      <text:p text:style-name="P22"><text:span text:style-name="T1">Python</text:span> script to provide computer diagnostics and information <text:span text:style-name="T1">via</text:span> <text:span text:style-name="T1">Libre</text:span>HardwareMonitor <text:span text:style-name="T1">over MQTT</text:span></text:p>
      <text:p text:style-name="P21"/>
      <text:p text:style-name="P2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LANGU<text:span text:style-name="T1">A</text:span>GES </text:p>
            <text:p text:style-name="P24">English<text:span text:style-name="T20"/></text:p>
            <text:p text:style-name="P11"/>
          </table:table-cell>
          <table:table-cell table:style-name="Table1.A1" office:value-type="string">
            <text:p text:style-name="P25">References <text:span text:style-name="T8"/></text:p>
            <text:p text:style-name="P26">Available on request <text:span text:style-name="T20"/></text:p>
            <text:p text:style-name="P11"/>
          </table:table-cell>
        </table:table-row>
      </table:table>
      <text:p text:style-name="P11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ourier New" svg:font-family="'Courier New'" style:font-pitch="variable"/>
    <style:font-face style:name="Courier New1" svg:font-family="'Courier New'" style:font-family-generic="modern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OpenSymbol" svg:font-family="OpenSymbol, 'Arial Unicode MS'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-left="0cm" fo:margin-right="0cm" fo:margin-top="0cm" fo:margin-bottom="0.282cm" style:contextual-spacing="false" fo:line-height="107%" fo:orphans="2" fo:widows="2" fo:hyphenation-ladder-count="no-limit" fo:hyphenation-keep="auto" loext:hyphenation-keep-type="column" fo:text-indent="0cm" style:auto-text-indent="false" style:writing-mode="lr-tb"/>
      <style:text-properties style:use-window-font-color="true" loext:opacity="0%" style:font-name="Calibri1" fo:font-family="Calibri" style:font-family-generic="roman" style:font-pitch="variable" fo:font-size="11pt" fo:language="en" fo:country="GB" style:font-name-asian="SimSun" style:font-family-asian="SimSun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chapter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chapter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size-asian="13pt" style:font-name-complex="Arial1" style:font-family-complex="Arial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list-style-name="">
      <style:paragraph-properties fo:margin-left="0cm" fo:margin-right="0cm" fo:margin-top="0cm" fo:margin-bottom="0cm" style:contextual-spacing="false" style:line-height-at-least="0.176cm" fo:orphans="2" fo:widows="2" fo:hyphenation-ladder-count="no-limit" fo:hyphenation-keep="auto" loext:hyphenation-keep-type="column" fo:text-indent="0cm" style:auto-text-indent="false" style:writing-mode="lr-tb"/>
      <style:text-properties style:use-window-font-color="true" loext:opacity="0%" style:font-name="Calibri1" fo:font-family="Calibri" style:font-family-generic="roman" style:font-pitch="variable" fo:font-size="11pt" fo:language="en" fo:country="GB" style:font-name-asian="SimSun" style:font-family-asian="SimSun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1" fo:font-family="'Courier New'" style:font-family-generic="modern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size-asian="16pt" style:font-name-complex="Arial1" style:font-family-complex="Arial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size-asian="13pt" style:font-name-complex="Arial1" style:font-family-complex="Arial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 loext:opacity="100%"/>
    </style:style>
    <style:style style:name="ListLabel_20_1" style:display-name="ListLabel 1" style:family="text">
      <style:text-properties style:font-name-complex="Courier New" style:font-family-complex="'Courier New'" style:font-pitch-complex="variable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style:font-name-complex="Calibri" style:font-family-complex="Calibri" style:font-pitch-complex="variabl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1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1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1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Elizabeth Priestman</meta:initial-creator>
    <meta:creation-date>2024-01-08T11:57:00</meta:creation-date>
    <dc:date>2026-03-05T09:59:54.892579800</dc:date>
    <meta:print-date>2024-01-08T11:56:00</meta:print-date>
    <meta:editing-cycles>12</meta:editing-cycles>
    <meta:editing-duration>PT15H3M46S</meta:editing-duration>
    <meta:generator>LibreOffice/25.2.7.2$Windows_X86_64 LibreOffice_project/5cbfd1ab6520636bb5f7b99185aa69bd7456825d</meta:generator>
    <meta:document-statistic meta:table-count="1" meta:image-count="0" meta:object-count="0" meta:page-count="2" meta:paragraph-count="57" meta:word-count="405" meta:character-count="2715" meta:non-whitespace-character-count="23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